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Como ejecutar el programa: Clonando el repositorio proporcionado, una vez obtenida la carpeta importarla desde eclipse, seleccionar el proyecto “demo”, click derecho, seleccionar run as, seleccionar java Application.</text:p>
      <text:p text:style-name="P1"/>
      <text:p text:style-name="P1">Despliegue en nube: Entrar a la consola de aws, ir al apartado de elastic beanstalk, crear un nuevo entorno, seleccionar entorno del servidor web, escribir nombre del proyecto, <text:s/>seleccionar plataforma administrada, elegir plataforma(lenguaje sobre el que se desarrollo la api), <text:s/>seleccionar cargar código y subir el archivo .jar generado, crear el entorno y esperar a que aww levante el servic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5</meta:generator>
  </office:meta>
</office:document-meta>
</file>